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tic - grandparent</text:p>
      <text:p text:style-name="Standard">static - parent</text:p>
      <text:p text:style-name="Standard">static - child</text:p>
      <text:p text:style-name="Standard">instance - grandparent</text:p>
      <text:p text:style-name="Standard">constructor - grandparent</text:p>
      <text:p text:style-name="Standard">instance - parent</text:p>
      <text:p text:style-name="Standard">constructor - parent</text:p>
      <text:p text:style-name="Standard">instance - child</text:p>
      <text:p text:style-name="Standard">constructor - chi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5:04:41.202354898</meta:creation-date>
    <dc:date>2020-02-19T15:04:53.696001276</dc:date>
    <meta:editing-duration>PT13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27" meta:character-count="168" meta:non-whitespace-character-count="150"/>
  </office:meta>
</office:document-meta>
</file>